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6be0" officeooo:paragraph-rsid="000c6be0"/>
    </style:style>
    <style:style style:name="P2" style:family="paragraph" style:parent-style-name="Standard">
      <style:text-properties officeooo:rsid="000c6be0" officeooo:paragraph-rsid="000c6be0"/>
    </style:style>
    <style:style style:name="P3" style:family="paragraph" style:parent-style-name="Standard">
      <style:text-properties officeooo:rsid="000e2790" officeooo:paragraph-rsid="000e2790"/>
    </style:style>
    <style:style style:name="P4" style:family="paragraph" style:parent-style-name="Standard">
      <style:text-properties officeooo:rsid="000e2790" officeooo:paragraph-rsid="000fb10a"/>
    </style:style>
    <style:style style:name="T1" style:family="text">
      <style:text-properties officeooo:rsid="000e2790"/>
    </style:style>
    <style:style style:name="T2" style:family="text">
      <style:text-properties officeooo:rsid="000fb1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zure Active Directory Cheat Sheet</text:p>
      <text:p text:style-name="P1"><text:tab/></text:p>
      <text:p text:style-name="P1"><text:tab/>Active Directory (AD) is Microsoft’s identity and access management service. Helps your employees sign in and access resources. </text:p>
      <text:p text:style-name="P1"><text:tab/></text:p>
      <text:p text:style-name="P1"><text:tab/>Azure Active Directory (Azure AD) is Microsoft’s cloud-based version of AD Identity as a Service (IDaaS)</text:p>
      <text:p text:style-name="P1"/>
      <text:p text:style-name="P1"><text:tab/>Azure Active Directory come in 4 editions:</text:p>
      <text:p text:style-name="P1"><text:tab/><text:tab/></text:p>
      <text:p text:style-name="P1">1. Free MFA, SSO, Basic Security and Usage Reports, User Management</text:p>
      <text:p text:style-name="P1"/>
      <text:p text:style-name="P1">2. Office 365 Apps – Company Branding, SLA, Two-Sync between On-Premises and Cloud</text:p>
      <text:p text:style-name="P1"/>
      <text:p text:style-name="P1">3. Premium 1 (P1) Hybrid Architecture, Advanced Group Access, Conditional Access</text:p>
      <text:p text:style-name="P1"/>
      <text:p text:style-name="P1">4. Premium 2 (P2) Identity Protection, Identity Governance</text:p>
      <text:p text:style-name="P1"/>
      <text:p text:style-name="P1">Azure AD can authorize and authenticate to multiple sources. </text:p>
      <text:p text:style-name="P1"><text:tab/>To your on-premise AD via Azure AD Connect</text:p>
      <text:p text:style-name="P1"><text:tab/>To your web-application via App Registrations</text:p>
      <text:p text:style-name="P1"><text:tab/>Allow users to login with their IpD eg. Facebook or Google via External Identities </text:p>
      <text:p text:style-name="P1"><text:tab/>To Office 365 or Azure Microsoft </text:p>
      <text:p text:style-name="P1"/>
      <text:p text:style-name="P1">Active Directory Terminology</text:p>
      <text:p text:style-name="P1"><text:tab/>Domain – A domain is an area of a network organized by a single authentication database </text:p>
      <text:p text:style-name="P1"><text:tab/>An Active Directory Domain is a logical grouping of AD objects on a network </text:p>
      <text:p text:style-name="P1"><text:tab/>Domain Controller (DC) A Domain Controller is a server that authenticates user identities and authorizes their access to resources </text:p>
      <text:p text:style-name="P1"><text:tab/><text:span text:style-name="T1">Domain Computer - A computer that is registered with a central authentication database A domain computer would be an AD Object</text:span></text:p>
      <text:p text:style-name="P3"><text:tab/>AD Object – An AD Object is the basic element of Active Directory such as: Users, Groups, Printers, Computers, Shared Folders</text:p>
      <text:p text:style-name="P3"><text:tab/>Group Policy Objects<text:tab/>(GPO) – A virtual collection of policy settings. It controls what AD Objects have access to</text:p>
      <text:p text:style-name="P3"><text:tab/>Organizational Units (OU) – A subdivision within an AD into which you can place users, groups, computers, and other organizational units. </text:p>
      <text:p text:style-name="P3"><text:tab/>Directory Service – A directory service, such as Active Directory Domain Services (AD DS), provides the methods for storing directory data and making this data available to network users and administrators. A Directory Service runs on a Domain Controller</text:p>
      <text:p text:style-name="P3"><text:tab/>Tenant – A tenant represents an organization in Azure Active Directory. A tenant is a dedicated Azure AD Service Instance. A tenant is automatically created when you sign u for either: Microsoft Azure, Microsoft Intune, Microsoft 365. </text:p>
      <text:p text:style-name="P3"><text:tab/><text:tab/>Each Azure AD tenant is distinct and separate from other Azure AD tenants. </text:p>
      <text:p text:style-name="P3"><text:tab/><text:tab/>When performing a lift-and-shift of AD to Azure, not all AD features are supported and in that case you need to use AD DS </text:p>
      <text:p text:style-name="P3">Azure Active Directory Domain Services (AD DS) – provides managed domain services (features) such as: </text:p>
      <text:p text:style-name="P3"><text:soft-page-break/><text:tab/><text:tab/>Domain joins, Group Policies, Lightweight directory access protocol (LDAP), and Kerberos / NTLM authentication. </text:p>
      <text:p text:style-name="P3"><text:tab/>Azure AD Connect has the following features: </text:p>
      <text:p text:style-name="P3"><text:tab/><text:tab/>Password hash synchronization – sign-in method, synchronizes a hash of a users on-premises AD password with Azure AD </text:p>
      <text:p text:style-name="P3"><text:tab/><text:tab/>Pass-through authentication – sign-in method, allows users to use the same password on-premises and in the cloud</text:p>
      <text:p text:style-name="P3"><text:tab/><text:tab/>Federation integration – hybrid environment using an on-premises AD FS infrastructure, <text:span text:style-name="T2">for certificate renewal</text:span></text:p>
      <text:p text:style-name="P3"><text:tab/><text:tab/>Synchronization – <text:span text:style-name="T2">Responsible for creating users, groups, and other objects, ensures on-premises and cloud data matches</text:span></text:p>
      <text:p text:style-name="P3"><text:tab/><text:tab/>Health Monitoring – <text:span text:style-name="T2">robust monitoring and provide a central location in the Azure portal to view this activity </text:span></text:p>
      <text:p text:style-name="P3"><text:tab/><text:span text:style-name="T2">Users – users represent and identity for a person or employee in your domain. A user has login credentials and can use them to log into Azure Portal. Azure AD has two kinds of users:</text:span></text:p>
      <text:p text:style-name="P3"><text:tab/><text:tab/><text:span text:style-name="T2">Users – A user belongs to your organization <text:s/></text:span></text:p>
      <text:p text:style-name="P3"><text:tab/><text:tab/><text:span text:style-name="T2">Guest Users – A guest user belongs to another organization</text:span></text:p>
      <text:p text:style-name="P3"><text:tab/><text:span text:style-name="T2">Groups – Groups lets the resource owner (or AD directory owner), assign a set of access permissions to all the members of the group, instead of having to provide the rights one-by-one. Groups <text:s/>contain: </text:span></text:p>
      <text:p text:style-name="P3"><text:tab/><text:tab/><text:span text:style-name="T2">Owners – Has permissions to add and remove members </text:span></text:p>
      <text:p text:style-name="P3"><text:tab/><text:tab/><text:span text:style-name="T2">Members – Have permissions to do things </text:span></text:p>
      <text:p text:style-name="P4"><text:tab/><text:span text:style-name="T2">Assignment: </text:span></text:p>
      <text:p text:style-name="P4"><text:span text:style-name="T2"><text:tab/><text:tab/>You can assign roles directly to a group </text:span></text:p>
      <text:p text:style-name="P3"><text:tab/><text:tab/><text:span text:style-name="T2">You can assign applications directly to a group </text:span><text:tab/></text:p>
      <text:p text:style-name="P3"><text:tab/><text:span text:style-name="T2">Request to Join Groups – The group owner can let users find their own groups to join, instead of assigning them. The owner can also set up the group to automatically accept all users that join or to require approval. </text:span></text:p>
      <text:p text:style-name="P3"><text:tab/><text:span text:style-name="T2">There are four ways to assign resource access rights to users: </text:span></text:p>
      <text:p text:style-name="P3"><text:tab/><text:tab/><text:span text:style-name="T2">Direct assignment – The resource owner directly assigns the user to the resource </text:span></text:p>
      <text:p text:style-name="P3"><text:tab/><text:tab/><text:span text:style-name="T2">Group assignment – The resource owner assigns an Azure AD group to the resource, which automatically gives all of the group members access to the resource </text:span></text:p>
      <text:p text:style-name="P3"><text:tab/><text:tab/><text:span text:style-name="T2">Rule-based assignment – The resource owner creates a group and uses a rule to define which users are assigned to a specific resource </text:span></text:p>
      <text:p text:style-name="P3"><text:tab/><text:tab/><text:span text:style-name="T2">External authority assignment – Access comes from an external source, such as an on-premises directory or SaaS app.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6T06:32:37.162192585</meta:creation-date>
    <dc:date>2022-03-26T07:08:03.707532558</dc:date>
    <meta:editing-duration>PT9M15S</meta:editing-duration>
    <meta:editing-cycles>2</meta:editing-cycles>
    <meta:generator>LibreOffice/6.4.7.2$Linux_X86_64 LibreOffice_project/40$Build-2</meta:generator>
    <meta:document-statistic meta:table-count="0" meta:image-count="0" meta:object-count="0" meta:page-count="2" meta:paragraph-count="51" meta:word-count="725" meta:character-count="4705" meta:non-whitespace-character-count="3909"/>
  </office:meta>
</office:document-meta>
</file>